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33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053cm" svg:stroke-color="#00888a" draw:marker-start-width="0.279cm" draw:marker-end-width="0.279cm" draw:fill-color="#00ffff" draw:textarea-horizontal-align="justify" draw:textarea-vertical-align="middle" draw:auto-grow-height="false" fo:min-height="0.979cm" fo:min-width="0.718cm" fo:padding-top="0.151cm" fo:padding-bottom="0.151cm" fo:padding-left="0.276cm" fo:padding-right="0.276cm"/>
    </style:style>
    <style:style style:name="gr3" style:family="graphic" style:parent-style-name="standard">
      <style:graphic-properties svg:stroke-width="0.106cm" svg:stroke-color="#333333" draw:marker-start-width="0.359cm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a09600" draw:marker-start-width="0.279cm" draw:marker-end-width="0.279cm" draw:fill-color="#fffbcc" draw:textarea-horizontal-align="justify" draw:textarea-vertical-align="middle" draw:auto-grow-height="false" fo:min-height="1.875cm" fo:min-width="11.51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28cm" draw:marker-end-width="0.28cm" draw:fill-color="#dddddd" draw:textarea-horizontal-align="justify" draw:textarea-vertical-align="middle" draw:auto-grow-height="false" fo:min-height="0.603cm" fo:min-width="0.345cm" fo:padding-top="0.152cm" fo:padding-bottom="0.152cm" fo:padding-left="0.277cm" fo:padding-right="0.277cm"/>
    </style:style>
    <style:style style:name="gr6" style:family="graphic" style:parent-style-name="objectwithoutfill">
      <style:graphic-properties draw:stroke="dash" draw:stroke-dash="Fine_20_Dott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ffff"/>
      <style:paragraph-properties fo:text-align="center" style:writing-mode="lr-tb"/>
      <style:text-properties style:font-name="TeX Gyre Bonum Math"/>
    </style:style>
    <style:style style:name="P4" style:family="paragraph">
      <style:paragraph-properties fo:text-align="center"/>
      <style:text-properties style:font-name="TeX Gyre Bonum Math"/>
    </style:style>
    <style:style style:name="P5" style:family="paragraph">
      <loext:graphic-properties draw:fill-color="#fffbcc"/>
      <style:paragraph-properties fo:text-align="center"/>
      <style:text-properties style:font-name="TeX Gyre Bonum Math" fo:font-weight="bold" style:font-weight-asian="normal" style:font-weight-complex="normal"/>
    </style:style>
    <style:style style:name="P6" style:family="paragraph">
      <loext:graphic-properties draw:fill-color="#dddddd"/>
      <style:paragraph-properties fo:text-align="center" style:writing-mode="lr-tb"/>
      <style:text-properties style:font-name="TeX Gyre Bonum Math"/>
    </style:style>
    <style:style style:name="T1" style:family="text">
      <style:text-properties style:font-name="TeX Gyre Bonum Math" fo:font-size="15pt" style:font-size-asian="15pt" style:font-size-complex="15pt"/>
    </style:style>
    <style:style style:name="T2" style:family="text">
      <style:text-properties style:font-name="TeX Gyre Bonum Math"/>
    </style:style>
    <style:style style:name="T3" style:family="text">
      <style:text-properties style:text-position="-33% 58%" style:font-name="TeX Gyre Bonum Math" fo:font-size="16pt" style:font-size-asian="16pt" style:font-size-complex="16pt"/>
    </style:style>
    <style:style style:name="T4" style:family="text">
      <style:text-properties style:text-position="-33% 58%" style:font-name="TeX Gyre Bonum Math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2.916cm" svg:x2="2.905cm" svg:y2="3.556cm">
          <text:p/>
        </draw:line>
        <draw:line draw:style-name="gr1" draw:text-style-name="P1" draw:layer="layout" svg:x1="4.81cm" svg:y1="2.916cm" svg:x2="4.81cm" svg:y2="3.556cm">
          <text:p/>
        </draw:line>
        <draw:line draw:style-name="gr1" draw:text-style-name="P1" draw:layer="layout" svg:x1="12.43cm" svg:y1="2.916cm" svg:x2="12.43cm" svg:y2="3.556cm">
          <text:p/>
        </draw:line>
        <draw:line draw:style-name="gr1" draw:text-style-name="P1" draw:layer="layout" svg:x1="2.905cm" svg:y1="5.733cm" svg:x2="2.905cm" svg:y2="6.245cm">
          <text:p/>
        </draw:line>
        <draw:line draw:style-name="gr1" draw:text-style-name="P1" draw:layer="layout" svg:x1="4.81cm" svg:y1="5.733cm" svg:x2="4.81cm" svg:y2="6.245cm">
          <text:p/>
        </draw:line>
        <draw:line draw:style-name="gr1" draw:text-style-name="P1" draw:layer="layout" svg:x1="12.43cm" svg:y1="5.733cm" svg:x2="12.43cm" svg:y2="6.245cm">
          <text:p/>
        </draw:line>
        <draw:custom-shape draw:style-name="gr2" draw:text-style-name="P3" xml:id="id1" draw:id="id1" draw:layer="layout" svg:width="1.27cm" svg:height="1.281cm" svg:x="4.175cm" svg:y="7.91cm">
          <text:p text:style-name="P2"><text:span text:style-name="T1">LM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81cm" svg:y1="7.91cm" svg:x2="4.81cm" svg:y2="7.526cm" draw:start-shape="id1" draw:start-glue-point="0" draw:end-shape="id2" draw:end-glue-point="8" svg:d="M4810 7910v-384" svg:viewBox="0 0 1 385">
          <text:p/>
        </draw:connector>
        <draw:custom-shape draw:style-name="gr2" draw:text-style-name="P3" xml:id="id3" draw:id="id3" draw:layer="layout" svg:width="1.27cm" svg:height="1.281cm" svg:x="11.796cm" svg:y="7.91cm">
          <text:p text:style-name="P2"><text:span text:style-name="T1">LM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431cm" svg:y1="7.91cm" svg:x2="12.431cm" svg:y2="7.526cm" draw:start-shape="id3" draw:start-glue-point="0" draw:end-shape="id4" draw:end-glue-point="8" svg:d="M12431 7910v-384" svg:viewBox="0 0 1 385">
          <text:p/>
        </draw:connector>
        <draw:custom-shape draw:style-name="gr2" draw:text-style-name="P3" xml:id="id5" draw:id="id5" draw:layer="layout" svg:width="1.27cm" svg:height="1.281cm" svg:x="2.27cm" svg:y="7.91cm">
          <text:p text:style-name="P2"><text:span text:style-name="T1">LM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905cm" svg:y1="7.91cm" svg:x2="2.905cm" svg:y2="7.526cm" draw:start-shape="id5" draw:start-glue-point="0" draw:end-shape="id6" draw:end-glue-point="8" svg:d="M2905 7910v-384" svg:viewBox="0 0 1 385">
          <text:p/>
        </draw:connector>
        <draw:custom-shape draw:style-name="gr4" draw:text-style-name="P5" draw:layer="layout" svg:width="12.065cm" svg:height="2.177cm" svg:x="1.635cm" svg:y="3.556cm">
          <draw:glue-point draw:id="4" svg:x="4.988cm" svg:y="-4.087cm"/>
          <draw:glue-point draw:id="5" svg:x="4.988cm" svg:y="-3.178cm"/>
          <draw:glue-point draw:id="6" svg:x="4.988cm" svg:y="-2.269cm"/>
          <draw:glue-point draw:id="7" svg:x="4.988cm" svg:y="-1.36cm"/>
          <draw:glue-point draw:id="8" svg:x="4.988cm" svg:y="-0.451cm"/>
          <draw:glue-point draw:id="9" svg:x="4.988cm" svg:y="0.451cm"/>
          <draw:glue-point draw:id="10" svg:x="4.988cm" svg:y="1.36cm"/>
          <draw:glue-point draw:id="11" svg:x="4.988cm" svg:y="2.269cm"/>
          <draw:glue-point draw:id="12" svg:x="4.988cm" svg:y="3.178cm"/>
          <draw:glue-point draw:id="13" svg:x="4.988cm" svg:y="4.087cm"/>
          <draw:glue-point draw:id="14" svg:x="4.988cm" svg:y="-3.178cm"/>
          <draw:glue-point draw:id="15" svg:x="-4.988cm" svg:y="4.087cm"/>
          <draw:glue-point draw:id="16" svg:x="-4.988cm" svg:y="3.178cm"/>
          <draw:glue-point draw:id="17" svg:x="-4.988cm" svg:y="2.269cm"/>
          <draw:glue-point draw:id="18" svg:x="-4.988cm" svg:y="1.36cm"/>
          <draw:glue-point draw:id="19" svg:x="-4.988cm" svg:y="0.451cm"/>
          <draw:glue-point draw:id="20" svg:x="-4.988cm" svg:y="-0.451cm"/>
          <draw:glue-point draw:id="21" svg:x="-4.988cm" svg:y="-1.36cm"/>
          <draw:glue-point draw:id="22" svg:x="-4.988cm" svg:y="-2.269cm"/>
          <draw:glue-point draw:id="23" svg:x="-4.988cm" svg:y="-3.178cm"/>
          <draw:glue-point draw:id="24" svg:x="-4.988cm" svg:y="-4.087cm"/>
          <draw:glue-point draw:id="25" svg:x="4.173cm" svg:y="-4.997cm"/>
          <draw:glue-point draw:id="26" svg:x="4.173cm" svg:y="5.002cm"/>
          <draw:glue-point draw:id="27" svg:x="-2.248cm" svg:y="-4.997cm"/>
          <draw:glue-point draw:id="28" svg:x="-4.082cm" svg:y="-4.997cm"/>
          <draw:glue-point draw:id="29" svg:x="-4.08cm" svg:y="5.002cm"/>
          <draw:glue-point draw:id="30" svg:x="-2.245cm" svg:y="4.99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" draw:id="id2" draw:layer="layout" svg:width="1.271cm" svg:height="1.281cm" svg:x="4.174cm" svg:y="6.245cm">
          <text:p text:style-name="P2"><text:span text:style-name="T2">P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1.271cm" svg:height="1.281cm" svg:x="11.795cm" svg:y="6.245cm">
          <text:p text:style-name="P2"><text:span text:style-name="T2">P</text:span><text:span text:style-name="T3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1.271cm" svg:height="1.281cm" svg:x="2.269cm" svg:y="6.245cm">
          <text:p text:style-name="P2"><text:span text:style-name="T2">P</text:span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81cm" svg:x="2.27cm" svg:y="1.635cm">
          <text:p text:style-name="P2"><text:span text:style-name="T1">M</text:span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81cm" svg:x="4.175cm" svg:y="1.635cm">
          <text:p text:style-name="P2"><text:span text:style-name="T1">M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81cm" svg:x="11.795cm" svg:y="1.635cm">
          <text:p text:style-name="P2"><text:span text:style-name="T1">M</text:span><text:span text:style-name="T4">M-1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858cm" svg:y1="2.275cm" svg:x2="9.509cm" svg:y2="2.275cm">
          <text:p/>
        </draw:line>
        <draw:line draw:style-name="gr6" draw:text-style-name="P1" draw:layer="layout" svg:x1="7.858cm" svg:y1="7.398cm" svg:x2="9.509cm" svg:y2="7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7:52:16.415644014</meta:creation-date>
    <dc:date>2020-03-13T09:17:36.058169841</dc:date>
    <meta:editing-duration>PT1H30M54S</meta:editing-duration>
    <meta:editing-cycles>11</meta:editing-cycles>
    <meta:generator>LibreOffice/6.0.2.1$MacOSX_X86_64 LibreOffice_project/f7f06a8f319e4b62f9bc5095aa112a65d2f3ac89</meta:generator>
    <meta:print-date>2020-03-13T07:55:43.450170273</meta:print-date>
    <meta:document-statistic meta:object-count="21"/>
  </office:meta>
</office:document-meta>
</file>